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00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0047ff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gradient" draw:fill-color="#999999" draw:fill-gradient-name="Gradient_20_1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808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gradient" draw:fill-gradient-name="Square_20_yellow_2f_white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gradient" draw:fill-gradient-name="Axial_20_light_20_red_2f_white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gradient" draw:fill-gradient-name="Linear_20_blue_2f_white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fill="gradient" draw:fill-gradient-name="Linear_20_magenta_2f_green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="gradient" draw:fill-color="#aecf00" draw:fill-gradient-name="Radial_20_red_2f_yellow" draw:textarea-horizontal-align="justify" draw:textarea-vertical-align="middle" draw:auto-grow-height="false"/>
    </style:style>
    <style:style style:name="gr29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/>
    </style:style>
    <style:style style:name="gr30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66cc" draw:textarea-horizontal-align="justify" draw:textarea-vertical-align="middle" draw:auto-grow-height="false"/>
    </style:style>
    <style:style style:name="gr32" style:family="graphic" style:parent-style-name="standard">
      <style:graphic-properties svg:stroke-color="#000000" draw:fill="gradient" draw:fill-gradient-name="Gradient_20_1" draw:textarea-horizontal-align="justify" draw:textarea-vertical-align="middle" draw:auto-grow-height="false"/>
    </style:style>
    <style:style style:name="gr3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4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5" style:family="graphic" style:parent-style-name="standard">
      <style:graphic-properties svg:stroke-color="#000000" draw:fill="solid" draw:fill-color="#ff3366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37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9" style:family="graphic" style:parent-style-name="standard">
      <style:graphic-properties svg:stroke-color="#000000" draw:fill="solid" draw:fill-color="#ff3366" draw:textarea-horizontal-align="justify" draw:textarea-vertical-align="middle" draw:auto-grow-height="false"/>
    </style:style>
    <style:style style:name="gr40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41" style:family="graphic" style:parent-style-name="standard">
      <style:graphic-properties draw:stroke="dash" draw:stroke-dash="Ultrafine_20_Dashed" svg:stroke-color="#000000" draw:fill="solid" draw:fill-color="#000000" draw:textarea-horizontal-align="justify" draw:textarea-vertical-align="middle" draw:auto-grow-height="false"/>
    </style:style>
    <style:style style:name="gr4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4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5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0pt" style:font-size-asian="10pt" style:font-size-complex="10pt"/>
    </style:style>
    <style:style style:name="P5" style:family="paragraph">
      <style:paragraph-properties fo:text-align="center"/>
      <style:text-properties fo:color="#999999"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0pt" style:font-size-asian="10pt" style:font-size-complex="10pt"/>
    </style:style>
    <style:style style:name="P9" style:family="paragraph">
      <style:text-properties fo:color="#ff0000" fo:font-size="18pt" fo:font-weight="bold" style:font-size-asian="18pt" style:font-size-complex="18pt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style:text-properties fo:color="#ffffff" fo:font-size="12pt" style:font-size-asian="18pt" style:font-size-complex="18pt"/>
    </style:style>
    <style:style style:name="P12" style:family="paragraph">
      <style:text-properties fo:color="#c0c0c0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999999" fo:font-size="10pt" style:font-size-asian="10pt" style:font-size-complex="10pt"/>
    </style:style>
    <style:style style:name="T4" style:family="text">
      <style:text-properties style:font-name="Arial3" fo:font-size="10pt" style:font-name-asian="Arial3" style:font-size-asian="10pt" style:font-name-complex="Arial3" style:font-size-complex="10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8cm" svg:height="18.4cm" svg:x="3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4.1cm" svg:y="2.7cm">
          <text:p text:style-name="P2"><text:span text:style-name="T1">3,3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5.7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5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5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5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7.3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7.3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8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8.1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0.8cm" svg:x="4.1cm" svg:y="1.9cm">
          <text:p text:style-name="P2"><text:span text:style-name="T1">5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9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8cm" svg:x="4.9cm" svg:y="2.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8cm" svg:x="5.7cm" svg:y="1.9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cm" svg:x="5.7cm" svg:y="2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cm" svg:height="0.8cm" svg:x="6.5cm" svg:y="1.9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cm" svg:height="0.8cm" svg:x="6.5cm" svg:y="2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cm" svg:height="0.8cm" svg:x="7.3cm" svg:y="1.9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8cm" svg:x="7.3cm" svg:y="2.7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cm" svg:height="0.8cm" svg:x="8.1cm" svg:y="1.9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cm" svg:height="0.8cm" svg:x="8.1cm" svg:y="2.7cm">
          <text:p text:style-name="P2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8.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8.9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9.7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9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0.5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0.5cm" svg:y="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11.3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1.3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2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2.1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2.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2.9cm" svg:y="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8cm" svg:x="8.9cm" svg:y="1.9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8.9cm" svg:y="2.7cm">
          <text:p text:style-name="P2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cm" svg:height="0.8cm" svg:x="9.7cm" svg:y="1.9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8cm" svg:height="0.8cm" svg:x="9.7cm" svg:y="2.7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cm" svg:height="0.8cm" svg:x="10.5cm" svg:y="1.9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10.5cm" svg:y="2.7cm">
          <text:p text:style-name="P2"><text:span text:style-name="T1">3.3V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8cm" svg:x="11.3cm" svg:y="1.9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cm" svg:height="0.8cm" svg:x="11.3cm" svg:y="2.7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8cm" svg:height="0.8cm" svg:x="12.1cm" svg:y="1.9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cm" svg:height="0.8cm" svg:x="12.1cm" svg:y="2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cm" svg:height="0.8cm" svg:x="12.9cm" svg:y="1.9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cm" svg:height="0.8cm" svg:x="12.9cm" svg:y="2.7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3.7cm" svg:y="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cm" svg:height="0.8cm" svg:x="13.7cm" svg:y="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8cm" svg:height="0.8cm" svg:x="13.7cm" svg:y="1.9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8cm" svg:x="13.7cm" svg:y="2.7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5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8cm" svg:height="0.8cm" svg:x="6.5cm" svg:y="3.5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8cm" svg:height="0.8cm" svg:x="6.5cm" svg:y="4.3cm">
          <text:p text:style-name="P2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7.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7.3cm" svg:y="4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8cm" svg:height="0.8cm" svg:x="7.3cm" svg:y="3.5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8cm" svg:height="0.8cm" svg:x="7.3cm" svg:y="4.3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9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9cm" svg:y="9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8cm" svg:height="0.8cm" svg:x="6.9cm" svg:y="8.3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8cm" svg:height="0.8cm" svg:x="6.9cm" svg:y="9.1cm">
          <text:p text:style-name="P2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9cm" svg:y="10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8cm" svg:height="0.8cm" svg:x="6.9cm" svg:y="9.9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cm" svg:height="0.8cm" svg:x="6.9cm" svg:y="10.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1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1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cm" svg:height="0.8cm" svg:x="4.1cm" svg:y="7.5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8cm" svg:x="4.1cm" svg:y="8.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1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cm" svg:x="4.1cm" svg:y="9.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cm" svg:height="0.8cm" svg:x="4.1cm" svg:y="9.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.1cm" svg:y="1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8cm" svg:x="4.1cm" svg:y="10.7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cm" svg:height="0.8cm" svg:x="6.9cm" svg:y="7.5cm">
          <text:p text:style-name="P2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6.9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6.9cm" svg:y="11.5cm">
          <text:p text:style-name="P2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cm" svg:height="0.8cm" svg:x="6.9cm" svg:y="12.3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8cm" svg:height="0.8cm" svg:x="6.9cm" svg:y="13.1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cm" svg:height="0.8cm" svg:x="6.6cm" svg:y="17.1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cm" svg:height="0.8cm" svg:x="6.6cm" svg:y="17.9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8cm" svg:x="6.9cm" svg:y="13.9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8cm" svg:height="0.8cm" svg:x="13.2cm" svg:y="7.5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cm" svg:height="0.8cm" svg:x="13.2cm" svg:y="9.1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8cm" svg:x="13.2cm" svg:y="13.1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cm" svg:height="0.8cm" svg:x="13.2cm" svg:y="8.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cm" svg:height="0.8cm" svg:x="13.2cm" svg:y="9.9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cm" svg:height="0.8cm" svg:x="13.2cm" svg:y="10.7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cm" svg:height="0.8cm" svg:x="13.2cm" svg:y="11.5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8cm" svg:height="0.8cm" svg:x="13.2cm" svg:y="12.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3.7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3.7cm" svg:y="16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2" draw:id="id2" draw:layer="layout" svg:width="0.8cm" svg:height="0.8cm" svg:x="13.7cm" svg:y="15.5cm">
          <text:p text:style-name="P2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3" draw:id="id3" draw:layer="layout" svg:width="0.8cm" svg:height="0.8cm" svg:x="13.7cm" svg:y="16.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3.7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3.7cm" svg:y="17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5" draw:id="id5" draw:layer="layout" svg:width="0.8cm" svg:height="0.8cm" svg:x="13.7cm" svg:y="17.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xml:id="id7" draw:id="id7" draw:layer="layout" svg:width="0.8cm" svg:height="0.8cm" svg:x="13.7cm" svg:y="17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13.7cm" svg:y="1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0.8cm" svg:height="0.8cm" svg:x="13.7cm" svg:y="18.7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xml:id="id1" draw:id="id1" draw:layer="layout" svg:width="0.8cm" svg:height="0.738cm" svg:x="15cm" svg:y="15.5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4" draw:id="id4" draw:layer="layout" svg:width="0.8cm" svg:height="0.74cm" svg:x="15cm" svg:y="16.3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6" draw:id="id6" draw:layer="layout" svg:width="0.8cm" svg:height="0.7cm" svg:x="15cm" svg:y="17.1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8" draw:id="id8" draw:layer="layout" svg:width="0.8cm" svg:height="0.7cm" svg:x="15cm" svg:y="17.9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0" draw:id="id10" draw:layer="layout" svg:width="0.8cm" svg:height="0.745cm" svg:x="15cm" svg:y="18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0.8cm" svg:x="4.9cm" svg:y="1.9cm">
          <text:p text:style-name="P2"><text:span text:style-name="T1">5V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8cm" svg:height="0.8cm" svg:x="8.1cm" svg:y="4.3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8cm" svg:height="0.8cm" svg:x="8.1cm" svg:y="3.5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8cm" svg:height="0.8cm" svg:x="5.7cm" svg:y="3.5cm">
          <text:p text:style-name="P2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8cm" svg:height="0.8cm" svg:x="5.7cm" svg:y="4.3cm">
          <text:p text:style-name="P2"><text:span text:style-name="T3">3.3V</text:span></text:p>
          <draw:enhanced-geometry svg:viewBox="0 0 21600 21600" draw:type="rectangle" draw:enhanced-path="M 0 0 L 21600 0 21600 21600 0 21600 0 0 Z N"/>
        </draw:custom-shape>
        <draw:connector draw:style-name="gr43" draw:text-style-name="P2" draw:layer="layout" svg:x1="15cm" svg:y1="15.891cm" svg:x2="14.5cm" svg:y2="15.9cm" draw:start-shape="id1" draw:start-glue-point="3" draw:end-shape="id2" draw:end-glue-point="1" svg:d="m15000 15891h-250v9h-250" svg:viewBox="0 0 501 10">
          <text:p/>
        </draw:connector>
        <draw:connector draw:style-name="gr43" draw:text-style-name="P2" draw:layer="layout" svg:x1="14.5cm" svg:y1="16.7cm" svg:x2="15cm" svg:y2="16.705cm" draw:start-shape="id3" draw:start-glue-point="1" draw:end-shape="id4" draw:end-glue-point="3" svg:d="m14500 16700h250v5h250" svg:viewBox="0 0 501 6">
          <text:p/>
        </draw:connector>
        <draw:connector draw:style-name="gr43" draw:text-style-name="P2" draw:layer="layout" svg:x1="14.5cm" svg:y1="17.5cm" svg:x2="15cm" svg:y2="17.505cm" draw:start-shape="id5" draw:start-glue-point="1" draw:end-shape="id6" draw:end-glue-point="3" svg:d="m14500 17500h250v5h250" svg:viewBox="0 0 501 6">
          <text:p/>
        </draw:connector>
        <draw:connector draw:style-name="gr43" draw:text-style-name="P2" draw:layer="layout" svg:x1="14.5cm" svg:y1="18.3cm" svg:x2="15cm" svg:y2="18.305cm" draw:start-shape="id7" draw:start-glue-point="1" draw:end-shape="id8" draw:end-glue-point="3" svg:d="m14500 18300h250v5h250" svg:viewBox="0 0 501 6">
          <text:p/>
        </draw:connector>
        <draw:connector draw:style-name="gr43" draw:text-style-name="P2" draw:layer="layout" svg:x1="14.5cm" svg:y1="19.1cm" svg:x2="15cm" svg:y2="19.102cm" draw:start-shape="id9" draw:start-glue-point="1" draw:end-shape="id10" draw:end-glue-point="3" svg:d="m14500 19100h250v2h250" svg:viewBox="0 0 501 3">
          <text:p/>
        </draw:connector>
        <draw:frame draw:style-name="gr44" draw:text-style-name="P6" draw:layer="layout" svg:width="1.74cm" svg:height="0.649cm" svg:x="4.76cm" svg:y="7.6cm">
          <draw:text-box>
            <text:p><text:span text:style-name="T1">UP '</text:span><text:span text:style-name="T4">↑'</text:span><text:span text:style-name="T1"> </text:span></text:p>
          </draw:text-box>
        </draw:frame>
        <draw:frame draw:style-name="gr45" draw:text-style-name="P6" draw:layer="layout" svg:width="2.026cm" svg:height="0.649cm" svg:x="4.76cm" svg:y="8.4cm">
          <draw:text-box>
            <text:p><text:span text:style-name="T1">DOWN '</text:span><text:span text:style-name="T4">↓'</text:span></text:p>
          </draw:text-box>
        </draw:frame>
        <draw:frame draw:style-name="gr45" draw:text-style-name="P6" draw:layer="layout" svg:width="2.174cm" svg:height="0.649cm" svg:x="4.757cm" svg:y="9.26cm">
          <draw:text-box>
            <text:p><text:span text:style-name="T1">RIGHT '</text:span><text:span text:style-name="T4">→'</text:span></text:p>
          </draw:text-box>
        </draw:frame>
        <draw:frame draw:style-name="gr45" draw:layer="layout" svg:width="2.335cm" svg:height="0.962cm" svg:x="3.908cm" svg:y="6.7cm">
          <draw:text-box>
            <text:p>Joy J1</text:p>
          </draw:text-box>
        </draw:frame>
        <draw:frame draw:style-name="gr45" draw:layer="layout" svg:width="2.479cm" svg:height="0.962cm" svg:x="6.635cm" svg:y="6.737cm">
          <draw:text-box>
            <text:p>But. J1</text:p>
          </draw:text-box>
        </draw:frame>
        <draw:frame draw:style-name="gr45" draw:text-style-name="P6" draw:layer="layout" svg:width="1.649cm" svg:height="0.649cm" svg:x="7.666cm" svg:y="7.6cm">
          <draw:text-box>
            <text:p><text:span text:style-name="T1">But1 'a'</text:span></text:p>
          </draw:text-box>
        </draw:frame>
        <draw:frame draw:style-name="gr45" draw:text-style-name="P6" draw:layer="layout" svg:width="1.632cm" svg:height="0.649cm" svg:x="7.7cm" svg:y="8.4cm">
          <draw:text-box>
            <text:p><text:span text:style-name="T1">But2 's'</text:span></text:p>
          </draw:text-box>
        </draw:frame>
        <draw:frame draw:style-name="gr45" draw:text-style-name="P6" draw:layer="layout" svg:width="1.649cm" svg:height="0.649cm" svg:x="7.666cm" svg:y="9.1cm">
          <draw:text-box>
            <text:p><text:span text:style-name="T1">But3 'd'</text:span></text:p>
          </draw:text-box>
        </draw:frame>
        <draw:frame draw:style-name="gr45" draw:text-style-name="P6" draw:layer="layout" svg:width="1.632cm" svg:height="0.649cm" svg:x="7.7cm" svg:y="10cm">
          <draw:text-box>
            <text:p><text:span text:style-name="T1">But4 'z'</text:span></text:p>
          </draw:text-box>
        </draw:frame>
        <draw:frame draw:style-name="gr45" draw:text-style-name="P6" draw:layer="layout" svg:width="1.632cm" svg:height="0.649cm" svg:x="7.7cm" svg:y="10.76cm">
          <draw:text-box>
            <text:p><text:span text:style-name="T1">But5 'x'</text:span></text:p>
          </draw:text-box>
        </draw:frame>
        <draw:frame draw:style-name="gr45" draw:text-style-name="P6" draw:layer="layout" svg:width="1.632cm" svg:height="0.649cm" svg:x="7.7cm" svg:y="11.6cm">
          <draw:text-box>
            <text:p><text:span text:style-name="T1">But6 'c'</text:span></text:p>
          </draw:text-box>
        </draw:frame>
        <draw:frame draw:style-name="gr45" draw:text-style-name="P6" draw:layer="layout" svg:width="2.195cm" svg:height="0.649cm" svg:x="7.7cm" svg:y="12.4cm">
          <draw:text-box>
            <text:p><text:span text:style-name="T1">Start P1 '1'</text:span></text:p>
          </draw:text-box>
        </draw:frame>
        <draw:frame draw:style-name="gr45" draw:text-style-name="P6" draw:layer="layout" svg:width="1.844cm" svg:height="0.649cm" svg:x="7.7cm" svg:y="13.2cm">
          <draw:text-box>
            <text:p><text:span text:style-name="T1">Coin1 '5'</text:span></text:p>
          </draw:text-box>
        </draw:frame>
        <draw:frame draw:style-name="gr46" draw:text-style-name="P6" draw:layer="layout" svg:width="2.1cm" svg:height="0.649cm" svg:x="4.8cm" svg:y="10cm">
          <draw:text-box>
            <text:p><text:span text:style-name="T1">LEFT'</text:span><text:span text:style-name="T4">←'</text:span></text:p>
          </draw:text-box>
        </draw:frame>
        <draw:frame draw:style-name="gr45" draw:text-style-name="P6" draw:layer="layout" svg:width="1.552cm" svg:height="0.649cm" svg:x="7.4cm" svg:y="17.2cm">
          <draw:text-box>
            <text:p><text:span text:style-name="T1">But7 'f'</text:span></text:p>
          </draw:text-box>
        </draw:frame>
        <draw:frame draw:style-name="gr45" draw:text-style-name="P6" draw:layer="layout" svg:width="2.119cm" svg:height="0.649cm" svg:x="7.4cm" svg:y="17.96cm">
          <draw:text-box>
            <text:p><text:span text:style-name="T1">But8 'v' <text:s text:c="4"/></text:span></text:p>
          </draw:text-box>
        </draw:frame>
        <draw:frame draw:style-name="gr45" draw:layer="layout" svg:width="2.335cm" svg:height="0.962cm" svg:x="12.473cm" svg:y="14.7cm">
          <draw:text-box>
            <text:p>Joy J2</text:p>
          </draw:text-box>
        </draw:frame>
        <draw:frame draw:style-name="gr45" draw:layer="layout" svg:width="2.479cm" svg:height="0.962cm" svg:x="12.917cm" svg:y="6.7cm">
          <draw:text-box>
            <text:p>But. J2</text:p>
          </draw:text-box>
        </draw:frame>
        <draw:frame draw:style-name="gr45" draw:layer="layout" svg:width="5.294cm" svg:height="0.962cm" svg:x="6.317cm" svg:y="16.3cm">
          <draw:text-box>
            <text:p>But. J1(continue)</text:p>
          </draw:text-box>
        </draw:frame>
        <draw:frame draw:style-name="gr45" draw:text-style-name="P6" draw:layer="layout" svg:width="1.649cm" svg:height="0.649cm" svg:x="14cm" svg:y="7.6cm">
          <draw:text-box>
            <text:p><text:span text:style-name="T1">But9 'h'</text:span></text:p>
          </draw:text-box>
        </draw:frame>
        <draw:frame draw:style-name="gr45" draw:text-style-name="P6" draw:layer="layout" svg:width="1.725cm" svg:height="0.649cm" svg:x="14.034cm" svg:y="8.4cm">
          <draw:text-box>
            <text:p><text:span text:style-name="T1">But10 'j'</text:span></text:p>
          </draw:text-box>
        </draw:frame>
        <draw:frame draw:style-name="gr45" draw:text-style-name="P6" draw:layer="layout" svg:width="1.7cm" svg:height="0.649cm" svg:x="14cm" svg:y="9.1cm">
          <draw:text-box>
            <text:p><text:span text:style-name="T1">But11 'l'</text:span></text:p>
          </draw:text-box>
        </draw:frame>
        <draw:frame draw:style-name="gr45" draw:text-style-name="P6" draw:layer="layout" svg:width="1.844cm" svg:height="0.649cm" svg:x="14.034cm" svg:y="10cm">
          <draw:text-box>
            <text:p><text:span text:style-name="T1">But12 'b'</text:span></text:p>
          </draw:text-box>
        </draw:frame>
        <draw:frame draw:style-name="gr45" draw:text-style-name="P6" draw:layer="layout" svg:width="1.844cm" svg:height="0.649cm" svg:x="14.034cm" svg:y="10.76cm">
          <draw:text-box>
            <text:p><text:span text:style-name="T1">But13 'n'</text:span></text:p>
          </draw:text-box>
        </draw:frame>
        <draw:frame draw:style-name="gr45" draw:text-style-name="P6" draw:layer="layout" svg:width="1.941cm" svg:height="0.649cm" svg:x="14.034cm" svg:y="11.6cm">
          <draw:text-box>
            <text:p><text:span text:style-name="T1">But14 'm'</text:span></text:p>
          </draw:text-box>
        </draw:frame>
        <draw:frame draw:style-name="gr44" draw:text-style-name="P6" draw:layer="layout" svg:width="2.266cm" svg:height="0.649cm" svg:x="14.034cm" svg:y="12.4cm">
          <draw:text-box>
            <text:p><text:span text:style-name="T1">Start P2 '2'</text:span></text:p>
          </draw:text-box>
        </draw:frame>
        <draw:frame draw:style-name="gr44" draw:text-style-name="P8" draw:layer="layout" svg:width="1.5cm" svg:height="0.649cm" svg:x="12.4cm" svg:y="15.56cm">
          <draw:text-box>
            <text:p text:style-name="P7"><text:span text:style-name="T1">UP 'u'</text:span></text:p>
          </draw:text-box>
        </draw:frame>
        <draw:frame draw:style-name="gr44" draw:text-style-name="P8" draw:layer="layout" svg:width="2.1cm" svg:height="0.649cm" svg:x="11.8cm" svg:y="16.36cm">
          <draw:text-box>
            <text:p text:style-name="P7"><text:span text:style-name="T1">DOWN 'i'</text:span></text:p>
          </draw:text-box>
        </draw:frame>
        <draw:frame draw:style-name="gr44" draw:text-style-name="P8" draw:layer="layout" svg:width="2.1cm" svg:height="0.649cm" svg:x="11.7cm" svg:y="17.2cm">
          <draw:text-box>
            <text:p text:style-name="P7"><text:span text:style-name="T1">RIGHT 'o'</text:span></text:p>
          </draw:text-box>
        </draw:frame>
        <draw:frame draw:style-name="gr47" draw:text-style-name="P8" draw:layer="layout" svg:width="2.166cm" svg:height="0.649cm" svg:x="11.934cm" svg:y="17.96cm">
          <draw:text-box>
            <text:p text:style-name="P7"><text:span text:style-name="T1">LEFT 'p'</text:span></text:p>
          </draw:text-box>
        </draw:frame>
        <draw:custom-shape draw:style-name="gr48" draw:text-style-name="P1" draw:layer="layout" svg:width="10.4cm" svg:height="1.6cm" svg:x="4.1cm" svg:y="1.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277cm" svg:height="0.962cm" svg:x="14.623cm" svg:y="1.9cm">
          <draw:text-box>
            <text:p text:style-name="P9">P1</text:p>
          </draw:text-box>
        </draw:frame>
        <draw:custom-shape draw:style-name="gr48" draw:text-style-name="P1" draw:layer="layout" svg:width="3.2cm" svg:height="1.6cm" svg:x="5.7cm" svg:y="3.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277cm" svg:height="0.962cm" svg:x="9cm" svg:y="3.838cm">
          <draw:text-box>
            <text:p text:style-name="P9">P5</text:p>
          </draw:text-box>
        </draw:frame>
        <draw:custom-shape draw:style-name="gr49" draw:text-style-name="P1" draw:layer="layout" svg:width="1cm" svg:height="6.4cm" svg:x="14.9cm" svg:y="13.2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1.277cm" svg:height="0.962cm" svg:x="13.6cm" svg:y="14cm">
          <draw:text-box>
            <text:p text:style-name="P9">S5</text:p>
          </draw:text-box>
        </draw:frame>
        <draw:frame draw:style-name="gr51" draw:text-style-name="P10" draw:layer="layout" svg:width="1cm" svg:height="0.729cm" svg:x="14.9cm" svg:y="17.971cm">
          <draw:text-box>
            <text:p text:style-name="P10">14</text:p>
          </draw:text-box>
        </draw:frame>
        <draw:frame draw:style-name="gr51" draw:text-style-name="P10" draw:layer="layout" svg:width="1cm" svg:height="0.729cm" svg:x="14.9cm" svg:y="17.172cm">
          <draw:text-box>
            <text:p text:style-name="P10">13</text:p>
          </draw:text-box>
        </draw:frame>
        <draw:frame draw:style-name="gr51" draw:text-style-name="P10" draw:layer="layout" svg:width="1cm" svg:height="0.729cm" svg:x="14.9cm" svg:y="16.372cm">
          <draw:text-box>
            <text:p text:style-name="P10">12</text:p>
          </draw:text-box>
        </draw:frame>
        <draw:frame draw:style-name="gr51" draw:text-style-name="P10" draw:layer="layout" svg:width="1cm" svg:height="0.729cm" svg:x="14.9cm" svg:y="15.572cm">
          <draw:text-box>
            <text:p text:style-name="P10">11</text:p>
          </draw:text-box>
        </draw:frame>
        <draw:frame draw:style-name="gr51" draw:text-style-name="P11" draw:layer="layout" svg:width="1cm" svg:height="0.729cm" svg:x="14.9cm" svg:y="18.772cm">
          <draw:text-box>
            <text:p text:style-name="P11"><text:span text:style-name="T5">15</text:span></text:p>
          </draw:text-box>
        </draw:frame>
        <draw:custom-shape draw:style-name="gr52" draw:text-style-name="P1" draw:layer="layout" svg:width="0.8cm" svg:height="0.738cm" svg:x="15cm" svg:y="14.72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8cm" svg:height="0.738cm" svg:x="15cm" svg:y="13.822cm">
          <text:p/>
          <draw:enhanced-geometry svg:viewBox="0 0 21600 21600" draw:type="rectangle" draw:enhanced-path="M 0 0 L 21600 0 21600 21600 0 21600 0 0 Z N"/>
        </draw:custom-shape>
        <draw:frame draw:style-name="gr51" draw:text-style-name="P12" draw:layer="layout" svg:width="1cm" svg:height="0.729cm" svg:x="14.9cm" svg:y="14.773cm">
          <draw:text-box>
            <text:p text:style-name="P12">10</text:p>
          </draw:text-box>
        </draw:frame>
        <draw:frame draw:style-name="gr51" draw:text-style-name="P12" draw:layer="layout" svg:width="1cm" svg:height="0.729cm" svg:x="15cm" svg:y="13.873cm">
          <draw:text-box>
            <text:p text:style-name="P12"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8T23:46:58.75</meta:creation-date>
    <dc:date>2013-12-23T14:48:16.578324424</dc:date>
    <meta:editing-duration>PT1H31M26S</meta:editing-duration>
    <meta:editing-cycles>17</meta:editing-cycles>
    <meta:generator>LibreOffice/4.1.3.2$Linux_X86_64 LibreOffice_project/410m0$Build-2</meta:generator>
    <meta:document-statistic meta:object-count="165"/>
  </office:meta>
</office:document-meta>
</file>